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Toate elementele sunt functionale, am avut mici probleme la portmaparea elementelor. Programul a fost testat pe placuta atat la laborator cat si acasa pe placuta proprie. Nu au fost facute modificari asupra elementelor adaugate de mine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Andro Ruxandra</meta:initial-creator>
    <dc:creator>Andro Ruxandra</dc:creator>
    <meta:creation-date>2023-05-13T13:38:00Z</meta:creation-date>
    <dc:date>2023-05-13T13:41:00Z</dc:date>
    <meta:template xlink:href="Normal.dotm" xlink:type="simple"/>
    <meta:editing-cycles>1</meta:editing-cycles>
    <meta:editing-duration>PT180S</meta:editing-duration>
    <meta:document-statistic meta:page-count="1" meta:paragraph-count="1" meta:word-count="35" meta:character-count="236" meta:row-count="1" meta:non-whitespace-character-count="202"/>
  </office:meta>
</office:document-meta>
</file>